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f1d5"/>
    </style:style>
    <style:style style:name="T1" style:family="text">
      <style:text-properties officeooo:rsid="0012f1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span text:style-name="T1">With Random Seed, results?</text:span></text:p>
      <text:p text:style-name="Standard"/>
      <text:p text:style-name="P1">- <text:span text:style-name="T1">House variation: maybe due to change in available hard drive space</text:span></text:p>
      <text:p text:style-name="P1"><text:span text:style-name="T1">- Note: model is very simple and for demo purpose only, it’s not aiming to predict accurate results. Obviously, to produce accurate results, there’re more steps to do, like normalizing data, design suitable model architectu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2T23:16:43.629055421</meta:creation-date>
    <dc:date>2022-07-12T23:21:10.072590307</dc:date>
    <meta:editing-duration>PT4M27S</meta:editing-duration>
    <meta:editing-cycles>1</meta:editing-cycles>
    <meta:document-statistic meta:table-count="0" meta:image-count="0" meta:object-count="0" meta:page-count="1" meta:paragraph-count="3" meta:word-count="52" meta:character-count="322" meta:non-whitespace-character-count="273"/>
    <meta:generator>LibreOffice/6.4.7.2$Linux_X86_64 LibreOffice_project/40$Build-2</meta:generator>
  </office:meta>
</office:document-meta>
</file>